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29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8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8 Kommentare 673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80</text:p>
          </table:table-cell>
          <table:table-cell table:number-columns-repeated="6"/>
        </table:table-row>
        <table:table-row table:style-name="ro1">
          <table:table-cell table:formula="of:=SUM([.A35:.A100000])" office:value-type="float" office:value="80" calcext:value-type="float">
            <text:p>8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P2-Masken helfen nicht gegen Viren - pass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e Schikane ohne Wirkung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Chronik-Fotos · 15. Jan. ·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73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el Kraut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 gerade einen Lachanfal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 Ist im Moment auch gut so,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Ren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erd ich vorzeigen, wenn mich ein Kontrollorgan ansprechen sollte, warum ich k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hab. Weil ich keine Schildbürgerin bin. Ganz einfach. Lass ich drauf ankomm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159850674618357&amp;set=a.97439408356&amp;type=3&amp;eid=ARDyRzcqgROUplIsgMqQGh… 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Zill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erde das Ding niemals tragen, ich ruiniere mir nicht meine Lunge! Da wird man wie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 vor Gericht bringen müssen, wenn es darauf ankomm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Ei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ikane für viele und es verdienen wieder wenige mächtig geld und die müllberge wach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o Mens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Die Empfehlung der BGW zu den maximalen Tragezeiten, der Erholungsdauer und den nöti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n bei der Nutzung von FFP2/FFP3-Masken beruht auf der DGUV Regel 112–190 "Benu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Atemschutzgeräten". Hiernach beträgt die maximale Tragezeit grundsätzlich längstens zw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nden mit anschließender Mindesterholungsdauer von 30 Minuten. Bei einer FFP-Maske oh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atemventil beträgt die maximale Tragezeit längstens 75 Minuten mit anschließe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esterholungsdauer von 30 Minuten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gw-online.de/SharedDocs/FAQs/DE/News/PSA/Corona-PSA-Masken-11-C7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 erst am 06.11.2020 aktualisiert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page - Wie lange dürf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w-online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o Mens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Fa. Moldex schreibt in ihrer Definition der Schutzklassen einen Schutz vor Viren, erst be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P3 rei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Ren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 vom rki gibt‘s noch das dazu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Tau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leseschwäche und sinnerfassendes lesen scheint weiter verbreitet zu sein als PIS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fzeigt und ist bis in "höchste" Ebenen virul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Renz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159850674618357&amp;set=a.97439408356&amp;type=3&amp;eid=ARDyRzcqgROUplIsgMqQGh… 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Taucher mangelhaftes sinnerfassendes Lesen? Ja, scheint so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Ro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10207887949952981&amp;id=1723099779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ian Bichler 13. Januar um 14: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um müssen wir jetzt alle FFP2 Masken tragen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Maria Sto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FFP2 schaut dramatischer a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Ren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Maria Stoiber aaah! DA ist die Verbindung! Wir sollten uns alle Bundesheer-Bio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gische-Kampfstoff-Atemschutzmasken besorg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Mau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 Eltern, liebe Lehrerkolleg/Innen: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ünftig sollen Schüler/Innen und Lehrer/Innen die FFP 2-Masken tragen die gesamte Unterrichtszeit über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Anlass um für eure Kinder/eure Schüler aufzustehen oder zumindest um 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nbefreiungen nachzudenk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lle: rki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Tragen von FFP2-(bzw. FFP3-)Masken durch geschultes und qualifiziertes Personal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.B. im medizinischen Bereich im Rahmen des Arbeitsschutzes vorgeschrieben, 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ennahe Tätigkeiten mit erhöhtem Übertragungsrisiko durch Aerosolproduktion, z.B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Intubation, durchgeführt werden. Siehe hierzu auch die „Empfehlungen der BAuA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 ad-Hoc AK „Covid-19“ des ABAS zum Einsatz von Schutzmasken im Zusammenhang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RS-CoV-2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m bestimmungsgemäßen Einsatz von FFP2-Masken muss eine arbeitsmedizini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sorgeuntersuchung im Voraus angeboten werden, um durch den erhöhten Atemwiderst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stehende Risiken für den individuellen Anwender medizinisch zu bewer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159850674618357&amp;set=a.97439408356&amp;type=3&amp;eid=ARDyRzcqgROUplIsgMqQGh… 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äß Vorgaben des Arbeitsschutzes ist die durchgehende Tragedauer von FFP2-Mas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gesunden Menschen begrenzt (siehe Herstellerinformationen, i.d.R. 75 Minuten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gender 30-minütiger Pause), um die Belastung des Arbeitnehmers durch den erhöh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emwiderstand zu minim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ingt durch den zweckbestimmten, zielgerichteten Einsatz sind keine Untersuchunge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gesundheitlichen, ggf. auch langfristigen Auswirkungen der Anwendung von FFP2Masken außerhalb des Gesundheitswesens z.B. bei vulnerablen Personengruppen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ern verfügb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Gesundheitspersonal sind Nebenwirkungen wie z.B. Atembeschwerden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ichtsdermatitis infolge des abschließenden Dichtsitzes beschrieben. Beim Einsatz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en mit z.B. eingeschränkter Lungenfunktion oder älteren Personen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liche Auswirkungen nicht auszuschließ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Anwendung durch Laien, insbesondere durch Personen, die einer vulnerab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engruppe angehören (z.B. Immunsupprimierte) sollte grundsätzlich nur n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gfältiger Abwägung von potentiellem Nutzen und unerwünschten Wirkungen erfol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hin sollten FFP2-Masken grundsätzlich nicht mehrfach verwendet werden, da es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.d.R. um Einmalprodukte hande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Mar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wollten sie ausdrücken das es auch nicht gegen radioaktive Viren hilf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Halla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ön, dass wir es schwarz auf weiß haben, wie sinnlos und vertrottelt einige Maßnahmen sind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merkenswert auch weiter oben: "Die Gebrauchsanleitung muss gelesen und beachtet werden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die Leute diesen Müll allen Ernstes mitmachen, entsetzt mich jeden Tag aufs Ne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Halla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es ist auch das geteil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Zet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das merken wir auch im Pflegebereich, dass wir uns trotz FFP 2 bei positiven Patien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tec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panr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Roman ... das habe ich auch schon vorgebracht! Wird natürlich alles bestritten ...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159850674618357&amp;set=a.97439408356&amp;type=3&amp;eid=ARDyRzcqgROUplIsgMqQGh… 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9" calcext:value-type="float">
            <text:p>9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9" calcext:value-type="float">
            <text:p>9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303];[.D303];[.F303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2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9:23:52.41339480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19:29:30.120800550</dc:date>
    <meta:editing-duration>PT2M25S</meta:editing-duration>
    <meta:editing-cycles>6</meta:editing-cycles>
    <meta:document-statistic meta:table-count="1" meta:cell-count="224" meta:object-count="0"/>
  </office:meta>
</office:document-meta>
</file>